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family="graphic" style:name="a1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no-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no-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no-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no-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wrap-option="no-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5" style:parent-style-name="Graphics">
      <style:graphic-properties fo:wrap-option="no-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6" style:parent-style-name="Graphics">
      <style:graphic-properties fo:wrap-option="no-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wrap-option="no-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8" style:parent-style-name="Graphics">
      <style:graphic-properties fo:wrap-option="no-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9"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251658240" draw:id="id0" draw:style-name="a0" draw:name="Frame1" text:anchor-type="paragraph" svg:x="0.0063in" svg:y="0.5764in" svg:width="7.61042in" svg:height="2.73264in" style:rel-width="scale" style:rel-height="scale"><draw:text-box><text:p text:style-name="Caption">Problem Background</text:p><text:p text:style-name="Caption"/><text:p text:style-name="Framecontents"/></draw:text-box><svg:title/><svg:desc/></draw:frame><draw:frame draw:z-index="251659264" draw:id="id1" draw:style-name="a1" draw:name="Frame2" text:anchor-type="paragraph" svg:x="0.0063in" svg:y="3.3354in" svg:width="7.61042in" svg:height="3.48611in" style:rel-width="scale" style:rel-height="scale"><draw:text-box><text:p text:style-name="Caption">Target</text:p><text:p text:style-name="Framecontents"/></draw:text-box><svg:title/><svg:desc/></draw:frame><draw:frame draw:z-index="2" draw:id="id2" draw:style-name="a2" draw:name="Frame3" text:anchor-type="paragraph" svg:x="0.0063in" svg:y="6.8209in" svg:width="7.61042in" svg:height="3.31806in" style:rel-width="scale" style:rel-height="scale"><draw:text-box><text:p text:style-name="Caption">Causes</text:p><text:p text:style-name="Framecontents"/></draw:text-box><svg:title/><svg:desc/></draw:frame><draw:frame draw:z-index="3" draw:id="id3" draw:style-name="a3" draw:name="Frame4" text:anchor-type="paragraph" svg:x="7.6165in" svg:y="0.5764in" svg:width="7.41597in" svg:height="5.46458in" style:rel-width="scale" style:rel-height="scale"><draw:text-box><text:p text:style-name="Caption">Countermeasures</text:p><text:p text:style-name="Framecontents"/></draw:text-box><svg:title/><svg:desc/></draw:frame><draw:frame draw:z-index="4" draw:id="id4" draw:style-name="a4" draw:name="Frame5" text:anchor-type="paragraph" svg:x="7.6165in" svg:y="6.0402in" svg:width="7.41528in" svg:height="1.95139in" style:rel-width="scale" style:rel-height="scale"><draw:text-box><text:p text:style-name="Caption">Check/Evaluate</text:p><text:p text:style-name="Framecontents"/></draw:text-box><svg:title/><svg:desc/></draw:frame><draw:frame draw:z-index="5" draw:id="id5" draw:style-name="a5" draw:name="Frame6" text:anchor-type="paragraph" svg:x="7.6165in" svg:y="7.9917in" svg:width="7.41597in" svg:height="2.14653in" style:rel-width="scale" style:rel-height="scale"><draw:text-box><text:p text:style-name="Caption">Act/Standardize</text:p><text:p text:style-name="Framecontents"/></draw:text-box><svg:title/><svg:desc/></draw:frame><draw:frame draw:z-index="6" draw:id="id6" draw:style-name="a6" draw:name="Frame7" text:anchor-type="paragraph" svg:x="0.0071in" svg:y="-0.0091in" svg:width="4.48819in" svg:height="0.19514in" style:rel-width="scale" style:rel-height="scale"><draw:text-box><text:p text:style-name="Framecontents"/><text:p text:style-name="Caption">Topic</text:p></draw:text-box><svg:title/><svg:desc/></draw:frame><draw:frame draw:z-index="7" draw:id="id7" draw:style-name="a7" draw:name="Frame8" text:anchor-type="paragraph" svg:x="5.2756in" svg:y="-0.0091in" svg:width="4.48819in" svg:height="0.01597in" style:rel-width="scale" style:rel-height="scale"><draw:text-box><text:p text:style-name="Framecontents"/><text:p text:style-name="Caption">Author</text:p></draw:text-box><svg:title/><svg:desc/></draw:frame><draw:frame draw:z-index="8" draw:id="id8" draw:style-name="a8" draw:name="Frame9" text:anchor-type="paragraph" svg:x="10.5437in" svg:y="-0.0091in" svg:width="4.48819in" svg:height="0.01597in" style:rel-width="scale" style:rel-height="scale"><draw:text-box><text:p text:style-name="Framecontents"/><text:p text:style-name="Caption">Date</text:p></draw:text-box><svg:title/><svg:desc/></draw:frame><text:s/></text:p>
      <text:p text:style-name="Standard"><draw:frame draw:z-index="251673600" draw:id="id9" draw:style-name="a9" draw:name="Text Box 2" text:anchor-type="paragraph" svg:x="0in" svg:y="7.25764in" svg:width="5.08333in" svg:height="1.8in" style:rel-width="scale" style:rel-height="scale"><draw:text-box><text:p text:style-name="Normal">Since the beginning of web 2.0 the format of the internet changed to a social media centric view of the internet. This meant that everybody wanted to create a social media platform and this resulted in a<text:s/>big amount of services provided for that purpose<text:s/></text:p></draw:text-box><svg:title/><svg:desc/></draw:frame><draw:frame draw:z-index="251671552" draw:id="id10" draw:style-name="a10" draw:name="Text Box 2" text:anchor-type="paragraph" svg:x="-0.04583in" svg:y="3.77917in" svg:width="5.08333in" svg:height="1.8in" style:rel-width="scale" style:rel-height="scale"><draw:text-box><text:p text:style-name="Normal">All people who have multiple social media platform account</text:p></draw:text-box><svg:title/><svg:desc/></draw:frame><draw:frame draw:z-index="251669504" draw:id="id11" draw:style-name="a11" draw:name="Text Box 2" text:anchor-type="paragraph" svg:x="7.6125in" svg:y="1.21389in" svg:width="5.08333in" svg:height="1.8in" style:rel-width="scale" style:rel-height="scale"><draw:text-box><text:p text:style-name="Normal">The idea is a simple App that has access to all the social media platforms APIs and can post anything simultaneously.<text:s/></text:p></draw:text-box><svg:title/><svg:desc/></draw:frame><draw:frame draw:z-index="251667456" draw:id="id12" draw:style-name="a12" draw:name="Text Box 2" text:anchor-type="paragraph" svg:x="0.0125in" svg:y="1.2625in" svg:width="5.08333in" svg:height="1.8in" style:rel-width="scale" style:rel-height="scale"><draw:text-box><text:p text:style-name="Normal">In the modern world social media is a big part of our lives.<text:s/>We as individuals usually utilize all platforms of social media. The problem is that when an individual wants to post one single message across all platforms it can get tedious and repetitive depending on the number of social media platforms the person wants to post in.</text:p></draw:text-box><svg:title/><svg:desc/></draw:frame><draw:frame draw:z-index="251665408" draw:id="id13" draw:style-name="a13" draw:name="Text Box 2" text:anchor-type="paragraph" svg:x="10.94583in" svg:y="0.02083in" svg:width="3.91667in" svg:height="0.33472in" style:rel-width="scale" style:rel-height="scale"><draw:text-box><text:p text:style-name="Normal">01/28/22</text:p></draw:text-box><svg:title/><svg:desc/></draw:frame><draw:frame draw:z-index="251663360" draw:id="id14" draw:style-name="a14" draw:name="Text Box 2" text:anchor-type="paragraph" svg:x="5.87917in" svg:y="0.02083in" svg:width="3.91667in" svg:height="0.33472in" style:rel-width="scale" style:rel-height="scale"><draw:text-box><text:p text:style-name="Normal">Ricardo J Reyes Burgos</text:p></draw:text-box><svg:title/><svg:desc/></draw:frame><draw:frame draw:z-index="251661312" draw:id="id15" draw:style-name="a15" draw:name="Text Box 2" text:anchor-type="paragraph" svg:x="0.43264in" svg:y="0.04583in" svg:width="4.11736in" svg:height="0.34167in" style:rel-width="scale" style:rel-height="scale"><draw:text-box><text:p text:style-name="Normal">Free All social media API</text:p></draw:text-box><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 style:display-name="Text" style:family="paragraph" style:parent-style-name="Caption">
      <style:text-properties fo:hyphenate="false"/>
    </style:style>
    <style:style style:name="Framecontents" style:display-name="Frame contents"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6.5354in" fo:page-height="11.693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rko Schütz-Schmuck</meta:initial-creator>
    <dc:creator>Ricardo J Reyes Burgos</dc:creator>
    <meta:creation-date>2021-01-16T14:56:00Z</meta:creation-date>
    <dc:date>2022-01-28T15:23:00Z</dc:date>
    <meta:template xlink:href="Normal.dotm" xlink:type="simple"/>
    <meta:editing-cycles>4</meta:editing-cycles>
    <meta:editing-duration>PT1740S</meta:editing-duration>
    <meta:document-statistic meta:page-count="1" meta:paragraph-count="1" meta:word-count="2" meta:character-count="18" meta:row-count="1" meta:non-whitespace-character-count="17"/>
  </office:meta>
</office:document-meta>
</file>